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ol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AT_ECOLI</text:p>
          </table:table-cell>
          <table:table-cell office:value-type="float" office:value="0.49" calcext:value-type="float">
            <text:p>0.49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CEA_ECOLI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CEK_ECOLI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CKA_ECOLI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DI_ECOLI</text:p>
          </table:table-cell>
          <table:table-cell office:value-type="float" office:value="0.23" calcext:value-type="float">
            <text:p>0.23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LKH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MPD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MY2_ECOLI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PT_ECOLI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RAC_ECOLI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ASG1_ECOLI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BTUR_ECOLI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AFA_ECOLI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AIB_ECOLI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FA_ECOLI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HEA_ECOLI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HEB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HEW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HEY_ECOLI</text:p>
          </table:table-cell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HEZ_ECOLI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RL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SPA_ECOLI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YNR_ECOLI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YPB_ECOLI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YPC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YSB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CYSE_ECOLI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DAPD_ECOLI</text:p>
          </table:table-cell>
          <table:table-cell office:value-type="float" office:value="0.21" calcext:value-type="float">
            <text:p>0.2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DCP_ECOLI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DDLA_ECOLI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DDLB_ECOLI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DEOC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DLDH_ECOLI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EFG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EFTS_ECOLI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EFTU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ENO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FABB_ECOLI</text:p>
          </table:table-cell>
          <table:table-cell office:value-type="float" office:value="0.65" calcext:value-type="float">
            <text:p>0.6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FES_ECOLI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3P1_ECOLI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3P2_ECOLI</text:p>
          </table:table-cell>
          <table:table-cell office:value-type="float" office:value="0.33" calcext:value-type="float">
            <text:p>0.33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6PI_ECOLI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CVA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LNA_ECOLI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LPD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LYA_ECOLI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SHR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GT_ECOLI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HEM6_ECOLI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HEMN_ECOLI</text:p>
          </table:table-cell>
          <table:table-cell office:value-type="float" office:value="0.23" calcext:value-type="float">
            <text:p>0.23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HPRT_ECOLI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IF1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IF2_ECOLI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ILVY_ECOLI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IPYR_ECOLI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KAD_ECOLI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KDSA_ECOLI</text:p>
          </table:table-cell>
          <table:table-cell office:value-type="float" office:value="0.51" calcext:value-type="float">
            <text:p>0.51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LEU3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LON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LPLA_ECOLI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LYSR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ALQ_ECOLI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ALZ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ASY_ECOLI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ETB_ECOLI</text:p>
          </table:table-cell>
          <table:table-cell office:value-type="float" office:value="0.47" calcext:value-type="float">
            <text:p>0.47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ETC_ECOLI</text:p>
          </table:table-cell>
          <table:table-cell office:value-type="float" office:value="0.24" calcext:value-type="float">
            <text:p>0.24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ETK_ECOLI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ETR_ECOLI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ETX_ECOLI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MURF_ECOLI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NADA_ECOLI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NFRC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NHAR_ECOLI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NIRD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OMPR_ECOLI</text:p>
          </table:table-cell>
          <table:table-cell office:value-type="float" office:value="0.24" calcext:value-type="float">
            <text:p>0.24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OTC1_ECOLI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OTC2_ECOLI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EPE_ECOLI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FLA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FLB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GK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HOB_ECOLI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HOH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MBA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NP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ROB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1A_ECOLI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1_ECOLI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CA_ECOLI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CB_ECOLI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FA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GA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HA_ECOLI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HP_ECOLI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KA_ECOLI</text:p>
          </table:table-cell>
          <table:table-cell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KB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NA_ECOLI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WB_ECOLI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PTWX_ECOLI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HAR_ECOLI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HAS_ECOLI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IMI_ECOLI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IMJ_ECOLI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IML_ECOLI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18" calcext:value-type="float">
            <text:p>0.1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NB_ECOLI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NC_ECOLI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ND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RNE_ECOLI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ERC_ECOLI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LYD_ECOLI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OXS_ECOLI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A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C_ECOLI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D_ECOLI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E_ECOLI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FA_ECOLI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FB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GA_ECOLI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GB_ECOLI</text:p>
          </table:table-cell>
          <table:table-cell office:value-type="float" office:value="0.25" calcext:value-type="float">
            <text:p>0.2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H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I_ECOLI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K1_ECOLI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K2_ECOLI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L_ECOLI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M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P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Q_ECOLI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R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S_ECOLI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T_ECOLI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V_ECOLI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W_ECOLI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SYY_ECOLI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THGA_ECOLI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THIK_ECOLI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TYRB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UBIC_ECOLI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UGPQ_ECOLI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USPA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UVRB_ECOLI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UVRC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XGPT_ECOLI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XYLA_ECOLI</text:p>
          </table:table-cell>
          <table:table-cell office:value-type="float" office:value="0.16" calcext:value-type="float">
            <text:p>0.16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cp</text:p>
          </table:table-cell>
        </table:table-row>
        <table:table-row table:style-name="ro1">
          <table:table-cell office:value-type="string" calcext:value-type="string">
            <text:p>EMRA_ECOLI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AS_ECOLI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MPE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RAE_ECOLI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RAH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ROP_ECOLI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TKB_ECOLI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TP6_ECOLI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BETT_ECOLI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CODB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CYDA_ECOLI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CYOC_ECOLI</text:p>
          </table:table-cell>
          <table:table-cell office:value-type="float" office:value="0.12" calcext:value-type="float">
            <text:p>0.12</text:p>
          </table:table-cell>
          <table:table-cell office:value-type="float" office:value="0.67" calcext:value-type="float">
            <text:p>0.6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CYOD_ECOLI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DCTA_ECOLI</text:p>
          </table:table-cell>
          <table:table-cell office:value-type="float" office:value="0.73" calcext:value-type="float">
            <text:p>0.73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DHG_ECOLI</text:p>
          </table:table-cell>
          <table:table-cell office:value-type="float" office:value="0.84" calcext:value-type="float">
            <text:p>0.8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DHSC_ECOLI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DHSD_ECOLI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DPPC_ECOLI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DSBB_ECOLI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ENVZ_ECOLI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EXBB_ECOLI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FRDC_ECOLI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FRDD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FTSW_ECOLI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GABP_ECOLI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GALP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GLNP_ECOLI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GLPT_ECOLI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GLTP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KDGL_ECOLI</text:p>
          </table:table-cell>
          <table:table-cell office:value-type="float" office:value="0.33" calcext:value-type="float">
            <text:p>0.33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KGTP_ECOLI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LACY_ECOLI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LGT_ECOLI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LLDP_ECOLI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LNT_ECOLI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LSPA_ECOLI</text:p>
          </table:table-cell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LYSP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MALF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MALG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MCP3_ECOLI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MSBB_ECOLI</text:p>
          </table:table-cell>
          <table:table-cell office:value-type="float" office:value="0.16" calcext:value-type="float">
            <text:p>0.16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MTR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NANT_ECOLI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NHAA_ECOLI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NHAB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HEP_ECOLI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HOR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NTA_ECOLI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OTE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ROP_ECOLI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STA_ECOLI</text:p>
          </table:table-cell>
          <table:table-cell office:value-type="float" office:value="0.34" calcext:value-type="float">
            <text:p>0.34</text:p>
          </table:table-cell>
          <table:table-cell office:value-type="float" office:value="0.67" calcext:value-type="float">
            <text:p>0.6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STC_ECOLI</text:p>
          </table:table-cell>
          <table:table-cell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AA_ECOLI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BA_ECOLI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CC_ECOLI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DA_ECOLI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FB_ECOLI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GB_ECOLI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HB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MA_ECOLI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OA_ECOLI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PTTB_ECOLI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RODA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SECE_ECOLI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SECF_ECOLI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SECY_ECOLI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TNAB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XYLE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YCEE_ECOLI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EXBD_ECOLI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FTSL_ECOLI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FTSN_ECOLI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FTSQ_ECOLI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67" calcext:value-type="float">
            <text:p>0.6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MOTB_ECOLI</text:p>
          </table:table-cell>
          <table:table-cell office:value-type="float" office:value="0.3" calcext:value-type="float">
            <text:p>0.3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TOLA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TOLQ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EMRB_ECOLI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<text:s/>im</text:p>
          </table:table-cell>
        </table:table-row>
        <table:table-row table:style-name="ro1">
          <table:table-cell office:value-type="string" calcext:value-type="string">
            <text:p>ATKC_ECOLI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mS</text:p>
          </table:table-cell>
        </table:table-row>
        <table:table-row table:style-name="ro1">
          <table:table-cell office:value-type="string" calcext:value-type="string">
            <text:p>NFRB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imS</text:p>
          </table:table-cell>
        </table:table-row>
        <table:table-row table:style-name="ro1">
          <table:table-cell office:value-type="string" calcext:value-type="string">
            <text:p>NLPA_ECOLI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mL</text:p>
          </table:table-cell>
        </table:table-row>
        <table:table-row table:style-name="ro1">
          <table:table-cell office:value-type="string" calcext:value-type="string">
            <text:p>CYOA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imL</text:p>
          </table:table-cell>
        </table:table-row>
        <table:table-row table:style-name="ro1">
          <table:table-cell office:value-type="string" calcext:value-type="string">
            <text:p>ATKA_ECOLI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BCR_ECOLI</text:p>
          </table:table-cell>
          <table:table-cell office:value-type="float" office:value="0.79" calcext:value-type="float">
            <text:p>0.79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ADB_ECOLI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AIT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PXA_ECOLI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RED_ECOLI</text:p>
          </table:table-cell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YDB_ECOLI</text:p>
          </table:table-cell>
          <table:table-cell office:value-type="float" office:value="0.75" calcext:value-type="float">
            <text:p>0.75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YOB_ECOLI</text:p>
          </table:table-cell>
          <table:table-cell office:value-type="float" office:value="0.59" calcext:value-type="float">
            <text:p>0.59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CYOE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DMSC_ECOLI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DPPB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DSBD_ECOLI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FEPD_ECOLI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FEPG_ECOLI</text:p>
          </table:table-cell>
          <table:table-cell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FTSH_ECOLI</text:p>
          </table:table-cell>
          <table:table-cell office:value-type="float" office:value="0.81" calcext:value-type="float">
            <text:p>0.81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GLTS_ECOLI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KEFC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KUP_ECOLI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MCP1_ECOLI</text:p>
          </table:table-cell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MCP2_ECOLI</text:p>
          </table:table-cell>
          <table:table-cell office:value-type="float" office:value="0.81" calcext:value-type="float">
            <text:p>0.81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MCP4_ECOLI</text:p>
          </table:table-cell>
          <table:table-cell office:value-type="float" office:value="0.87" calcext:value-type="float">
            <text:p>0.87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MELB_ECOLI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MOTA_ECOLI</text:p>
          </table:table-cell>
          <table:table-cell office:value-type="float" office:value="0.76" calcext:value-type="float">
            <text:p>0.76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NUPC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NUPG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PNTB_ECOLI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PTKC_ECOLI</text:p>
          </table:table-cell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RHAT_ECOLI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SECD_ECOLI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SECG_ECOLI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TEHA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TYRP_ECOLI</text:p>
          </table:table-cell>
          <table:table-cell office:value-type="float" office:value="0.86" calcext:value-type="float">
            <text:p>0.8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UHPB_ECOLI</text:p>
          </table:table-cell>
          <table:table-cell office:value-type="float" office:value="0.79" calcext:value-type="float">
            <text:p>0.7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TONB_ECOLI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LEP_ECOLI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FADL_ECOLI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FHUA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LAMB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NFRA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NMPC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OMPA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OMPC_ECOLI</text:p>
          </table:table-cell>
          <table:table-cell office:value-type="float" office:value="0.73" calcext:value-type="float">
            <text:p>0.73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58" calcext:value-type="float">
            <text:p>0.5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OMPF_ECOLI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OMPX_ECOLI</text:p>
          </table:table-cell>
          <table:table-cell office:value-type="float" office:value="0.77" calcext:value-type="float">
            <text:p>0.77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PHOE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TSX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45" calcext:value-type="float">
            <text:p>0.4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BTUB_ECOLI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CIRA_ECOLI</text:p>
          </table:table-cell>
          <table:table-cell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FECA_ECOLI</text:p>
          </table:table-cell>
          <table:table-cell office:value-type="float" office:value="0.52" calcext:value-type="float">
            <text:p>0.52</text:p>
          </table:table-cell>
          <table:table-cell office:value-type="float" office:value="0.81" calcext:value-type="float">
            <text:p>0.8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FEPA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FHUE_ECOLI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OMPP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OMPT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45" calcext:value-type="float">
            <text:p>0.4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TOLC_ECOLI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PA1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om</text:p>
          </table:table-cell>
        </table:table-row>
        <table:table-row table:style-name="ro1">
          <table:table-cell office:value-type="string" calcext:value-type="string">
            <text:p>MULI_ECOLI</text:p>
          </table:table-cell>
          <table:table-cell office:value-type="float" office:value="0.77" calcext:value-type="float">
            <text:p>0.77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mL</text:p>
          </table:table-cell>
        </table:table-row>
        <table:table-row table:style-name="ro1">
          <table:table-cell office:value-type="string" calcext:value-type="string">
            <text:p>NLPB_ECOLI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omL</text:p>
          </table:table-cell>
        </table:table-row>
        <table:table-row table:style-name="ro1">
          <table:table-cell office:value-type="string" calcext:value-type="string">
            <text:p>NLPE_ECOLI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mL</text:p>
          </table:table-cell>
        </table:table-row>
        <table:table-row table:style-name="ro1">
          <table:table-cell office:value-type="string" calcext:value-type="string">
            <text:p>PAL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omL</text:p>
          </table:table-cell>
        </table:table-row>
        <table:table-row table:style-name="ro1">
          <table:table-cell office:value-type="string" calcext:value-type="string">
            <text:p>SLP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omL</text:p>
          </table:table-cell>
        </table:table-row>
        <table:table-row table:style-name="ro1">
          <table:table-cell office:value-type="string" calcext:value-type="string">
            <text:p>AGP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AMY1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ARAF_ECOLI</text:p>
          </table:table-cell>
          <table:table-cell office:value-type="float" office:value="0.66" calcext:value-type="float">
            <text:p>0.66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ASG2_ECOLI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BGLX_ECOLI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C562_ECOLI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CN16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CYPH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CYSP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DGAL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DPPA_ECOLI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DSBA_ECOLI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DSBC_ECOLI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ECOT_ECOLI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ECPD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FECB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FECR_ECOLI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FEPB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FIMC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GGT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GLNH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GLPQ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HTRA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LIVJ_ECOLI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LIVK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MALE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MALM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MEPA_ECOLI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MODA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NRFA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NRFF_ECOLI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OPPA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OSMY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OTD_ECOLI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OTF_ECOLI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PA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PB_ECOLI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ROX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STS_ECOLI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PTR_ECOLI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RBSB_ECOLI</text:p>
          </table:table-cell>
          <table:table-cell office:value-type="float" office:value="0.64" calcext:value-type="float">
            <text:p>0.64</text:p>
          </table:table-cell>
          <table:table-cell office:value-type="float" office:value="0.81" calcext:value-type="float">
            <text:p>0.8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SPEA_ECOLI</text:p>
          </table:table-cell>
          <table:table-cell office:value-type="float" office:value="0.29" calcext:value-type="float">
            <text:p>0.29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SUBI_ECOLI</text:p>
          </table:table-cell>
          <table:table-cell office:value-type="float" office:value="0.62" calcext:value-type="float">
            <text:p>0.62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TBPA_ECOLI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TESA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TOLB_ECOLI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TORA_ECOLI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TREA_ECOLI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UGPB_ECOLI</text:p>
          </table:table-cell>
          <table:table-cell office:value-type="float" office:value="0.71" calcext:value-type="float">
            <text:p>0.71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USHA_ECOLI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XYLF_ECOLI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pp</text:p>
          </table:table-cell>
        </table:table-row>
        <table:table-row table:style-name="ro1">
          <table:table-cell office:value-type="string" calcext:value-type="string">
            <text:p>YTFQ_ECOLI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3024" meta:object-count="0"/>
    <meta:generator>LibreOffice/6.3.4.2$Linux_X86_64 LibreOffice_project/30$Build-2</meta:generator>
  </office:meta>
</office:document-meta>
</file>